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>
      <style:text-properties officeooo:rsid="00202537" officeooo:paragraph-rsid="00202537"/>
    </style:style>
    <style:style style:name="P18" style:family="paragraph" style:parent-style-name="Standard">
      <style:text-properties officeooo:rsid="0014986b" officeooo:paragraph-rsid="0014986b"/>
    </style:style>
    <style:style style:name="P19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0" style:family="paragraph" style:parent-style-name="Standard">
      <style:text-properties officeooo:rsid="0015fb39" officeooo:paragraph-rsid="0015fb39"/>
    </style:style>
    <style:style style:name="P21" style:family="paragraph" style:parent-style-name="Standard">
      <style:text-properties officeooo:rsid="0015fb39" officeooo:paragraph-rsid="002504f8"/>
    </style:style>
    <style:style style:name="P22" style:family="paragraph" style:parent-style-name="Standard">
      <style:text-properties officeooo:rsid="0022e74e" officeooo:paragraph-rsid="002504f8"/>
    </style:style>
    <style:style style:name="P23" style:family="paragraph" style:parent-style-name="Standard">
      <style:text-properties officeooo:rsid="002504f8" officeooo:paragraph-rsid="002504f8"/>
    </style:style>
    <style:style style:name="P24" style:family="paragraph" style:parent-style-name="Standard">
      <style:text-properties fo:font-weight="bold" officeooo:rsid="00282fe9" officeooo:paragraph-rsid="00282fe9" style:font-weight-asian="bold" style:font-weight-complex="bold"/>
    </style:style>
    <style:style style:name="P25" style:family="paragraph" style:parent-style-name="Standard">
      <style:text-properties fo:font-weight="bold" officeooo:rsid="0026d512" officeooo:paragraph-rsid="0026d512" style:font-weight-asian="bold" style:font-weight-complex="bold"/>
    </style:style>
    <style:style style:name="P26" style:family="paragraph" style:parent-style-name="Standard">
      <style:text-properties officeooo:rsid="00217bc4" officeooo:paragraph-rsid="00217bc4"/>
    </style:style>
    <style:style style:name="P27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28" style:family="paragraph" style:parent-style-name="Standard">
      <style:text-properties fo:font-weight="bold" officeooo:rsid="0014bb71" style:font-weight-asian="bold" style:font-weight-complex="bold"/>
    </style:style>
    <style:style style:name="P29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30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31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officeooo:rsid="001c87c2"/>
    </style:style>
    <style:style style:name="T16" style:family="text">
      <style:text-properties officeooo:rsid="0015fb39"/>
    </style:style>
    <style:style style:name="T17" style:family="text">
      <style:text-properties officeooo:rsid="00247b37"/>
    </style:style>
    <style:style style:name="T18" style:family="text">
      <style:text-properties fo:font-weight="bold" officeooo:rsid="0014986b" style:font-weight-asian="bold" style:font-weight-complex="bold"/>
    </style:style>
    <style:style style:name="T19" style:family="text">
      <style:text-properties officeooo:rsid="00282fe9"/>
    </style:style>
    <style:style style:name="T20" style:family="text">
      <style:text-properties officeooo:rsid="001d625e"/>
    </style:style>
    <style:style style:name="T21" style:family="text">
      <style:text-properties officeooo:rsid="00197a4b"/>
    </style:style>
    <style:style style:name="T22" style:family="text">
      <style:text-properties fo:font-weight="bold" officeooo:rsid="0014bb71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3b4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</text:p>
        </text:list-item>
        <text:list-item>
          <text:p text:style-name="P16">Target client </text:p>
        </text:list-item>
        <text:list-item>
          <text:p text:style-name="P16">Permissions assigned </text:p>
        </text:list-item>
      </text:list>
      <text:p text:style-name="P17"/>
      <text:p text:style-name="P18"><text:span text:style-name="T15">4. </text:span>Create directories specified in the previous step: </text:p>
      <text:p text:style-name="P18"/>
      <text:list text:style-name="L4">
        <text:list-item>
          <text:p text:style-name="P19">mkdir -pv <text:s/>/ <text:span text:style-name="T16">shared_directory_name</text:span></text:p>
        </text:list-item>
      </text:list>
      <text:p text:style-name="Standard"><text:s/></text:p>
      <text:p text:style-name="P20"><text:span text:style-name="T15">5. </text:span>Add files to be shared:</text:p>
      <text:p text:style-name="P21"><text:tab/><text:span text:style-name="T17">cd </text:span><text:span text:style-name="T18"><text:s/>/ </text:span><text:span text:style-name="T11">shared_directory_name</text:span></text:p>
      <text:p text:style-name="P21"><text:span text:style-name="T11"><text:tab/></text:span>cp <text:s/>~/Documents /shared_directory_name -r <text:s text:c="2"/></text:p>
      <text:p text:style-name="P22"/>
      <text:p text:style-name="P23">6. <text:span text:style-name="T19">Check and </text:span>Set correct Selinux Context</text:p>
      <text:p text:style-name="P24"><text:tab/>ls -z /shared</text:p>
      <text:p text:style-name="P23"><text:soft-page-break/>Assign the public_contect_t or nfs_t type (commonly used for NFS exports)</text:p>
      <text:p text:style-name="P23"/>
      <text:p text:style-name="P25">semanage fcontext -a -t nfs_t “/shared()”</text:p>
      <text:p text:style-name="P23"/>
      <text:p text:style-name="P22"/>
      <text:p text:style-name="P26">6. Re-initilaize the nfs services</text:p>
      <text:list text:style-name="L5">
        <text:list-item>
          <text:p text:style-name="P27">exportfs -r </text:p>
        </text:list-item>
      </text:list>
      <text:p text:style-name="P20"/>
      <text:p text:style-name="P20"><text:span text:style-name="T20">6. </text:span>Allow firewall rules: </text:p>
      <text:p text:style-name="P20"/>
      <text:p text:style-name="P20">firewall-cmd <text:s/>–add-service nfs </text:p>
      <text:p text:style-name="P20"/>
      <text:p text:style-name="P20">firewa<text:span text:style-name="T21">l</text:span>l-cmd –realod </text:p>
      <text:p text:style-name="P20"/>
      <text:p text:style-name="P20"/>
      <text:p text:style-name="Standard"><text:s text:c="2"/><text:span text:style-name="T11">BASIC INSTALLATION S</text:span><text:span text:style-name="T22">ETUP CLIENT SIDE</text:span></text:p>
      <text:p text:style-name="P28"/>
      <text:p text:style-name="P29">1. <text:span text:style-name="T23">Install the Package</text:span></text:p>
      <text:p text:style-name="P30"/>
      <text:p text:style-name="P30">dnf install nfs-utils </text:p>
      <text:p text:style-name="P30"/>
      <text:p text:style-name="P30">2. Create a mount point for a shared directory</text:p>
      <text:p text:style-name="P30"><text:s/></text:p>
      <text:p text:style-name="P30">mkdir -pv <text:s/>/mnt/<text:span text:style-name="T24">remote</text:span>_<text:span text:style-name="T24">share</text:span> </text:p>
      <text:p text:style-name="P30"/>
      <text:p text:style-name="P30">3. Mount the shared_directory using fstab file:</text:p>
      <text:p text:style-name="P30"/>
      <text:p text:style-name="P30">vim /etc/fstab </text:p>
      <text:p text:style-name="P30"/>
      <text:p text:style-name="P30"/>
      <text:p text:style-name="P30">4. start the nfs service</text:p>
      <text:p text:style-name="P30"/>
      <text:p text:style-name="P31">Confirm if the shared_directory is mounted.</text:p>
      <text:p text:style-name="P31"/>
      <text:p text:style-name="P31">Cd /mnt/directoty_name</text:p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6T11:29:29.775839199</dc:date>
    <meta:editing-duration>PT1H26M45S</meta:editing-duration>
    <meta:editing-cycles>26</meta:editing-cycles>
    <meta:generator>LibreOffice/25.8.1.1$Linux_X86_64 LibreOffice_project/54047653041915e595ad4e45cccea684809c77b5</meta:generator>
    <meta:document-statistic meta:table-count="0" meta:image-count="0" meta:object-count="0" meta:page-count="2" meta:paragraph-count="53" meta:word-count="245" meta:character-count="1649" meta:non-whitespace-character-count="1424"/>
  </office:meta>
</office:document-meta>
</file>